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321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17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fill-color="#ffffff" draw:textarea-vertical-align="middle" fo:min-height="0.811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fill-color="#ffffff" draw:textarea-vertical-align="middle" fo:min-height="0.661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fill-color="#ffffff" draw:textarea-vertical-align="middle" fo:min-height="0.571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fill-color="#ffffff" draw:textarea-vertical-align="middle" fo:min-height="0.11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fill-color="#ffffff" draw:textarea-vertical-align="middle" fo:min-height="0.361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fill-color="#ffffff" draw:textarea-vertical-align="middle" fo:min-height="0.615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redit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8cm" svg:y="14.81cm">
          <draw:text-box>
            <text:p text:style-name="P3"><text:span text:style-name="T3">Id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1" draw:text-style-name="P1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4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9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7" draw:text-style-name="P5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12" draw:text-style-name="P4" draw:layer="layout" svg:width="2.37cm" svg:height="0.79cm" svg:x="30.976cm" svg:y="19.204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3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3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3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4" draw:text-style-name="P4" draw:layer="layout" svg:width="1.355cm" svg:height="1.199cm" svg:x="28.5cm" svg:y="21.833cm">
          <draw:text-box>
            <text:p text:style-name="P3"><text:span text:style-name="T4">Id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3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3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3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5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0.8cm" svg:height="0.79cm" svg:x="49.4cm" svg:y="10.3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3" draw:text-style-name="P4" draw:layer="layout" svg:width="2.24cm" svg:height="0.741cm" svg:x="50.1cm" svg:y="9.959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3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3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3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44cm" svg:y="17.155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3cm" svg:y="17.51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5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5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6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4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21cm" svg:y="18.84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1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8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4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3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3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88cm" svg:y="22.63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.1cm" svg:y="24.3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899cm" svg:y="21.8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556cm" svg:y1="22.087cm" svg:x2="22.55cm" svg:y2="22.631cm">
          <text:p/>
        </draw:line>
        <draw:g>
          <draw:path draw:style-name="gr1" draw:text-style-name="P1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7" draw:text-style-name="P4" draw:layer="layout" svg:width="2.12cm" svg:height="1.093cm" svg:x="22.48cm" svg:y="21.3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181cm" svg:y1="21.794cm" svg:x2="22.175cm" svg:y2="22.631cm">
          <text:p/>
        </draw:line>
        <draw:frame draw:style-name="gr18" draw:text-style-name="P4" draw:layer="layout" svg:width="2.42cm" svg:height="0.943cm" svg:x="22.08cm" svg:y="20.957cm">
          <draw:text-box>
            <text:p text:style-name="P3"><text:span text:style-name="T3">BairroCidade</text:span></text:p>
          </draw:text-box>
        </draw:frame>
        <draw:line draw:style-name="gr4" draw:text-style-name="P2" draw:layer="layout" svg:x1="22.974cm" svg:y1="22.362cm" svg:x2="22.974cm" svg:y2="22.63cm">
          <text:p/>
        </draw:line>
        <draw:g>
          <draw:g>
            <draw:polygon draw:style-name="gr1" draw:text-style-name="P1" draw:layer="layout" svg:width="2.5cm" svg:height="1.25cm" svg:x="21.88cm" svg:y="22.63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7cm" svg:y="24.7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0.9cm" svg:y="23.9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899cm" svg:y="21.8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776cm" svg:y1="24.738cm" svg:x2="23.785cm" svg:y2="23.901cm">
          <text:p/>
        </draw:line>
        <draw:g>
          <draw:path draw:style-name="gr1" draw:text-style-name="P1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76cm" svg:y1="24.444cm" svg:x2="23.476cm" svg:y2="23.9cm">
          <text:p/>
        </draw:line>
        <draw:g>
          <draw:path draw:style-name="gr1" draw:text-style-name="P1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88cm" svg:y="22.629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899cm" svg:y="21.8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88cm" svg:y="22.629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7cm" svg:y="24.7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899cm" svg:y="21.8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frame draw:style-name="gr9" draw:text-style-name="P4" draw:layer="layout" svg:width="2.861cm" svg:height="0.79cm" svg:x="34.339cm" svg:y="25.11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976cm" svg:y1="25.554cm" svg:x2="36.976cm" svg:y2="25.01cm">
          <text:p/>
        </draw:line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0.662cm" svg:height="0.79cm" svg:x="40.3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938cm" svg:y1="23.197cm" svg:x2="39.932cm" svg:y2="23.741cm">
          <text:p/>
        </draw:line>
        <draw:g>
          <draw:path draw:style-name="gr1" draw:text-style-name="P1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9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563cm" svg:y1="22.904cm" svg:x2="39.557cm" svg:y2="23.741cm">
          <text:p/>
        </draw:line>
        <draw:line draw:style-name="gr4" draw:text-style-name="P2" draw:layer="layout" svg:x1="40.356cm" svg:y1="23.472cm" svg:x2="40.356cm" svg:y2="23.74cm">
          <text:p/>
        </draw:line>
        <draw:g>
          <draw:path draw:style-name="gr1" draw:text-style-name="P1" draw:layer="layout" svg:width="0.15cm" svg:height="0.15cm" svg:x="41.0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443cm" svg:height="0.79cm" svg:x="38.457cm" svg:y="25.1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0.858cm" svg:y1="25.554cm" svg:x2="40.858cm" svg:y2="25.01cm">
          <text:p/>
        </draw:line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11052292384cm 22.54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  <draw:g>
          <draw:path draw:style-name="gr1" draw:text-style-name="P1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5.323cm" svg:y1="9cm" svg:x2="25.323cm" svg:y2="9.2cm">
          <text:p/>
        </draw:line>
        <draw:frame draw:style-name="gr9" draw:text-style-name="P4" draw:layer="layout" svg:width="1.395cm" svg:height="0.79cm" svg:x="25.4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8.2cm" svg:x2="40.1cm" svg:y2="9.2cm">
          <text:p/>
        </draw:line>
        <draw:frame draw:style-name="gr9" draw:text-style-name="P4" draw:layer="layout" svg:width="1.395cm" svg:height="0.79cm" svg:x="40.152cm" svg:y="7.6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3.175cm" svg:y1="14.6cm" svg:x2="33.175cm" svg:y2="14.8cm">
          <text:p/>
        </draw:line>
        <draw:frame draw:style-name="gr9" draw:text-style-name="P4" draw:layer="layout" svg:width="1.395cm" svg:height="0.79cm" svg:x="33.252cm" svg:y="1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13.6cm" svg:x2="40.1cm" svg:y2="14.8cm">
          <text:p/>
        </draw:line>
        <draw:frame draw:style-name="gr9" draw:text-style-name="P4" draw:layer="layout" svg:width="1.395cm" svg:height="0.79cm" svg:x="40.152cm" svg:y="1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1cm" svg:y1="11.25cm" svg:x2="40.331cm" svg:y2="10.411cm">
          <text:p/>
        </draw:line>
        <draw:g>
          <draw:path draw:style-name="gr1" draw:text-style-name="P1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9.475cm" svg:y1="9cm" svg:x2="49.475cm" svg:y2="9.2cm">
          <text:p/>
        </draw:line>
        <draw:frame draw:style-name="gr9" draw:text-style-name="P4" draw:layer="layout" svg:width="1.395cm" svg:height="0.79cm" svg:x="49.552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8.876cm" svg:y1="11.5cm" svg:x2="48.903cm" svg:y2="10.436cm">
          <text:p/>
        </draw:line>
        <draw:g>
          <draw:path draw:style-name="gr1" draw:text-style-name="P1" draw:layer="layout" svg:width="0.15cm" svg:height="0.15cm" draw:transform="rotate (1.57376338652329) translate (42.5852209929534cm 24.6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37cm" svg:y1="24.6cm" svg:x2="41.7cm" svg:y2="24.6cm">
          <text:p/>
        </draw:line>
        <draw:frame draw:style-name="gr9" draw:text-style-name="P4" draw:layer="layout" svg:width="2.1cm" svg:height="0.79cm" svg:x="42.537cm" svg:y="24.11cm">
          <draw:text-box>
            <text:p text:style-name="P3"><text:span text:style-name="T3">Mensagem</text:span></text:p>
          </draw:text-box>
        </draw:frame>
        <draw:frame draw:style-name="gr9" draw:text-style-name="P4" draw:layer="layout" svg:width="1cm" svg:height="0.79cm" svg:x="42.9cm" svg:y="19.1cm">
          <draw:text-box draw:corner-radius="0.5cm"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4.101cm" svg:y="24.74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114cm" svg:y1="25.1cm" svg:x2="24.1cm" svg:y2="23.895cm">
          <text:p/>
        </draw:line>
        <draw:g>
          <draw:path draw:style-name="gr1" draw:text-style-name="P1" draw:layer="layout" svg:width="0.15cm" svg:height="0.15cm" draw:transform="rotate (3.13775292923541) translate (24.2001390035109cm 25.251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001390035109cm 25.251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1.6cm" svg:height="0.79cm" svg:x="22.5cm" svg:y="24.7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325cm" svg:y1="18.898cm" svg:x2="30.325cm" svg:y2="20.299cm">
          <text:p/>
        </draw:line>
        <draw:frame draw:style-name="gr9" draw:text-style-name="P4" draw:layer="layout" svg:width="1.57cm" svg:height="0.79cm" svg:x="28.688cm" svg:y="18.32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2.976cm" svg:y1="22.73cm" svg:x2="42.98cm" svg:y2="21.6cm">
          <text:p/>
        </draw:line>
        <draw:frame draw:style-name="gr9" draw:text-style-name="P4" draw:layer="layout" svg:width="1.8cm" svg:height="0.79cm" svg:x="42.9cm" svg:y="22.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025cm" svg:y1="19.756cm" svg:x2="43.019cm" svg:y2="20.3cm">
          <text:p/>
        </draw:lin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8.376cm" svg:y1="20.25cm" svg:x2="48.37cm" svg:y2="18.849cm">
          <text:p/>
        </draw:line>
        <draw:frame draw:style-name="gr9" draw:text-style-name="P4" draw:layer="layout" svg:width="1.9cm" svg:height="0.79cm" svg:x="46.6cm" svg:y="19.9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06cm" svg:x2="39.262cm" svg:y2="16.055cm">
          <text:p/>
        </draw:line>
        <draw:g>
          <draw:path draw:style-name="gr1" draw:text-style-name="P1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6cm" svg:y="13.365cm" svg:viewBox="0 0 606 11" draw:points="0,0 0,11 606,11">
          <text:p/>
        </draw:polyline>
        <draw:frame draw:style-name="gr15" draw:text-style-name="P4" draw:layer="layout" svg:width="2cm" svg:height="1.213cm" svg:x="50.2cm" svg:y="12.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5.023cm" svg:y1="8.75cm" svg:x2="25.023cm" svg:y2="9.199cm">
          <text:p/>
        </draw:line>
        <draw:frame draw:style-name="gr19" draw:text-style-name="P4" draw:layer="layout" svg:width="1.695cm" svg:height="0.853cm" svg:x="25cm" svg:y="8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23cm" svg:y1="8.751cm" svg:x2="31.123cm" svg:y2="9.2cm">
          <text:p/>
        </draw:line>
        <draw:frame draw:style-name="gr19" draw:text-style-name="P4" draw:layer="layout" svg:width="1.695cm" svg:height="0.853cm" svg:x="31.105cm" svg:y="8.1cm">
          <draw:text-box>
            <text:p text:style-name="P3"><text:span text:style-name="T3">Excluido</text:span></text:p>
          </draw:text-box>
        </draw:frame>
        <draw:frame draw:style-name="gr20" draw:text-style-name="P4" draw:layer="layout" svg:width="1.695cm" svg:height="0.79cm" svg:x="36.905cm" svg:y="8.3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24cm" svg:y1="11.26cm" svg:x2="47.93cm" svg:y2="10.4cm">
          <text:p/>
        </draw:line>
        <draw:g>
          <draw:path draw:style-name="gr1" draw:text-style-name="P1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draw:transform="rotate (3.12850268419984) translate (47.066648733549cm 9.33802533249536cm)" svg:viewBox="0 0 606 11" draw:points="0,0 0,11 606,11">
          <text:p/>
        </draw:polyline>
        <draw:frame draw:style-name="gr9" draw:text-style-name="P4" draw:layer="layout" svg:width="1.695cm" svg:height="0.79cm" svg:x="45.005cm" svg:y="8.6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cm" svg:x2="38.575cm" svg:y2="14.799cm">
          <text:p/>
        </draw:line>
        <draw:frame draw:style-name="gr19" draw:text-style-name="P4" draw:layer="layout" svg:width="1.695cm" svg:height="0.853cm" svg:x="37cm" svg:y="13.54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776cm" svg:y1="17.23cm" svg:x2="31.78cm" svg:y2="16.1cm">
          <text:p/>
        </draw:line>
        <draw:frame draw:style-name="gr9" draw:text-style-name="P4" draw:layer="layout" svg:width="1.57cm" svg:height="0.79cm" svg:x="30.2cm" svg:y="16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5cm" svg:x2="38.575cm" svg:y2="14.804cm">
          <text:p/>
        </draw:line>
        <draw:g>
          <draw:path draw:style-name="gr1" draw:text-style-name="P1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1.25cm" svg:y1="17.524cm" svg:x2="21.699cm" svg:y2="17.52cm">
          <text:p/>
        </draw:line>
        <draw:frame draw:style-name="gr9" draw:text-style-name="P4" draw:layer="layout" svg:width="1.695cm" svg:height="0.79cm" svg:x="19.8cm" svg:y="16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draw:transform="rotate (3.12571015739664) translate (40.098858363194cm 11.6011344975533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3.12571015739664) translate (40.098858363194cm 11.6011344975533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26cm" svg:y1="11.45cm" svg:x2="40.017cm" svg:y2="10.45cm">
          <text:p/>
        </draw:line>
        <draw:frame draw:style-name="gr9" draw:text-style-name="P4" draw:layer="layout" svg:width="2.9cm" svg:height="0.79cm" svg:x="40cm" svg:y="11.3cm">
          <draw:text-box>
            <text:p text:style-name="P3"><text:span text:style-name="T3">RecebidoDebito</text:span></text:p>
          </draw:text-box>
        </draw:frame>
        <draw:g>
          <draw:path draw:style-name="gr1" draw:text-style-name="P1" draw:layer="layout" svg:width="0.151cm" svg:height="0.15cm" svg:x="38.8cm" svg:y="8.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8.8cm" svg:y="8.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8.875cm" svg:y1="8.65cm" svg:x2="38.875cm" svg:y2="9.159cm">
          <text:p/>
        </draw:line>
        <draw:g>
          <draw:path draw:style-name="gr1" draw:text-style-name="P1" draw:layer="layout" svg:width="0.151cm" svg:height="0.15cm" svg:x="40.405cm" svg:y="8.51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1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6cm" svg:x2="40.48cm" svg:y2="9.169cm">
          <text:p/>
        </draw:line>
        <draw:g>
          <draw:path draw:style-name="gr1" draw:text-style-name="P1" draw:layer="layout" svg:width="0.151cm" svg:height="0.15cm" svg:x="38.5cm" svg:y="8.8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8.5cm" svg:y="8.8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8.575cm" svg:y1="8.95cm" svg:x2="38.575cm" svg:y2="9.15cm">
          <text:p/>
        </draw:line>
        <draw:frame draw:style-name="gr21" draw:text-style-name="P4" draw:layer="layout" svg:width="2.3cm" svg:height="0.79cm" svg:x="36.6cm" svg:y="8cm">
          <draw:text-box>
            <text:p text:style-name="P3"><text:span text:style-name="T3">PedidoIfood</text:span></text:p>
          </draw:text-box>
        </draw:frame>
        <draw:g>
          <draw:path draw:style-name="gr1" draw:text-style-name="P1" draw:layer="layout" svg:width="0.15cm" svg:height="0.15cm" draw:transform="rotate (3.12885175005023) translate (39.4044148054358cm 8.35099644645362cm)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draw:transform="rotate (3.12885175005023) translate (39.4044148054358cm 8.3509964464536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33cm" svg:y1="8.351cm" svg:x2="39.319cm" svg:y2="9.19cm">
          <text:p/>
        </draw:line>
        <draw:g>
          <draw:path draw:style-name="gr1" draw:text-style-name="P1" draw:layer="layout" svg:width="0.15cm" svg:height="0.15cm" draw:transform="rotate (3.12885175005023) translate (39.4033639243647cm 8.35498338123793cm)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draw:transform="rotate (3.12885175005023) translate (39.4033639243647cm 8.35498338123793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329cm" svg:y1="8.355cm" svg:x2="39.318cm" svg:y2="9.194cm">
          <text:p/>
        </draw:line>
        <draw:frame draw:style-name="gr22" draw:text-style-name="P4" draw:layer="layout" svg:width="4.3cm" svg:height="0.897cm" svg:x="35.1cm" svg:y="7.6cm">
          <draw:text-box>
            <text:p text:style-name="P3"><text:span text:style-name="T3">JustificativaCancelamento</text:span></text:p>
          </draw:text-box>
        </draw:frame>
        <draw:g>
          <draw:g>
            <draw:polygon draw:style-name="gr1" draw:text-style-name="P1" draw:layer="layout" svg:width="2.5cm" svg:height="1.25cm" svg:x="46.905cm" svg:y="23.53cm" svg:viewBox="0 0 2501 1251" draw:points="0,1251 2501,1251 2501,0 0,0">
              <text:p/>
            </draw:polygon>
            <draw:polygon draw:style-name="gr2" draw:text-style-name="P2" draw:layer="layout" svg:width="2.5cm" svg:height="1.25cm" svg:x="46.905cm" svg:y="23.5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6.905cm" svg:y="23.53cm">
            <draw:text-box>
              <text:p text:style-name="P3"><text:span text:style-name="T1">MovimentosCaixa</text:span></text:p>
            </draw:text-box>
          </draw:frame>
        </draw:g>
        <draw:frame draw:style-name="gr9" draw:text-style-name="P4" draw:layer="layout" svg:width="0.662cm" svg:height="0.79cm" svg:x="48.063cm" svg:y="22.8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81cm" svg:y1="22.987cm" svg:x2="47.675cm" svg:y2="23.531cm">
          <text:p/>
        </draw:line>
        <draw:g>
          <draw:path draw:style-name="gr1" draw:text-style-name="P1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657cm" svg:height="1.297cm" svg:x="47.643cm" svg:y="22.147cm">
          <draw:text-box>
            <text:p text:style-name="P3"><text:span text:style-name="T3">Justificativa</text:span></text:p>
          </draw:text-box>
        </draw:frame>
        <draw:g>
          <draw:path draw:style-name="gr1" draw:text-style-name="P1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06cm" svg:y1="22.694cm" svg:x2="47.3cm" svg:y2="23.531cm">
          <text:p/>
        </draw:line>
        <draw:line draw:style-name="gr4" draw:text-style-name="P2" draw:layer="layout" svg:x1="48.099cm" svg:y1="23.262cm" svg:x2="48.099cm" svg:y2="23.53cm">
          <text:p/>
        </draw:line>
        <draw:g>
          <draw:path draw:style-name="gr1" draw:text-style-name="P1" draw:layer="layout" svg:width="0.15cm" svg:height="0.15cm" svg:x="48.825cm" svg:y="25.6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443cm" svg:height="0.79cm" svg:x="46.2cm" svg:y="24.89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8.601cm" svg:y1="25.344cm" svg:x2="48.601cm" svg:y2="24.8cm">
          <text:p/>
        </draw:line>
        <draw:g>
          <draw:path draw:style-name="gr1" draw:text-style-name="P1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1.657cm" svg:height="0.79cm" svg:x="47.143cm" svg:y="22cm">
          <draw:text-box>
            <text:p text:style-name="P3"><text:span text:style-name="T3">Valor</text:span></text:p>
          </draw:text-box>
        </draw:frame>
        <draw:g>
          <draw:path draw:style-name="gr1" draw:text-style-name="P1" draw:layer="layout" svg:width="0.15cm" svg:height="0.15cm" draw:transform="rotate (-3.13618213290861) translate (46.9941052292384cm 22.33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7T17:01:31.580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6.2$Windows_X86_64 LibreOffice_project/0c292870b25a325b5ed35f6b45599d2ea4458e77</meta:generator>
    <meta:editing-duration>PT1H31S</meta:editing-duration>
    <meta:editing-cycles>16</meta:editing-cycles>
    <meta:document-statistic meta:object-count="1129"/>
    <meta:user-defined meta:name="category"/>
    <meta:user-defined meta:name="company"/>
  </office:meta>
</office:document-meta>
</file>